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italic" fo:font-weight="normal" officeooo:rsid="00160b7e" officeooo:paragraph-rsid="00172776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fo:font-weight="normal" officeooo:rsid="0019b2d9" officeooo:paragraph-rsid="0019b2d9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19b2d9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172776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fo:font-weight="normal" officeooo:rsid="00172776" officeooo:paragraph-rsid="0017277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19b2d9" officeooo:paragraph-rsid="0019b2d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17277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172776" officeooo:paragraph-rsid="0019b2d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172776" officeooo:paragraph-rsid="0017277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160b7e" officeooo:paragraph-rsid="0017277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461cc"/>
    </style:style>
    <style:style style:name="T2" style:family="text">
      <style:text-properties fo:font-style="normal" officeooo:rsid="00160b7e" style:font-style-asian="normal" style:font-style-complex="normal"/>
    </style:style>
    <style:style style:name="T3" style:family="text">
      <style:text-properties fo:font-style="normal" officeooo:rsid="00172776" style:font-style-asian="normal" style:font-style-complex="normal"/>
    </style:style>
    <style:style style:name="T4" style:family="text">
      <style:text-properties fo:font-style="normal" officeooo:rsid="00183205" style:font-style-asian="normal" style:font-style-complex="normal"/>
    </style:style>
    <style:style style:name="T5" style:family="text">
      <style:text-properties fo:font-style="normal" officeooo:rsid="0019b2d9" style:font-style-asian="normal" style:font-style-complex="normal"/>
    </style:style>
    <style:style style:name="T6" style:family="text">
      <style:text-properties fo:font-style="normal" officeooo:rsid="001461cc" style:font-style-asian="normal" style:font-style-complex="normal"/>
    </style:style>
    <style:style style:name="T7" style:family="text">
      <style:text-properties officeooo:rsid="0019b2d9"/>
    </style:style>
    <style:style style:name="T8" style:family="text">
      <style:text-properties officeooo:rsid="001a009d"/>
    </style:style>
    <style:style style:name="T9" style:family="text">
      <style:text-properties officeooo:rsid="001bc7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atório Exercício 1</text:p>
      <text:p text:style-name="P12"/>
      <text:p text:style-name="P12"/>
      <text:p text:style-name="P12"/>
      <text:p text:style-name="P13">Eduardo Santos Carlos de Souza<text:tab/><text:tab/><text:tab/><text:tab/><text:tab/><text:tab/><text:tab/>9293481</text:p>
      <text:p text:style-name="P13"/>
      <text:p text:style-name="P13"/>
      <text:p text:style-name="P13"><text:tab/><text:span text:style-name="T1">P</text:span>ara esse exercício, <text:span text:style-name="T1">inicialmente </text:span>o <text:span text:style-name="T8">d</text:span>ataset é criado automaticamente cada vez que o código é executado. Existem 2 modelos, um idêntico ao que estava no PDF e o outro o invertido dele. São feitas <text:span text:style-name="T9">64</text:span> cópias desses modelos, <text:span text:style-name="T9">a classe</text:span> <text:span text:style-name="T9">escohida aleatoriamente, e inserido um ruído. O ruído consiste da troca do sinal de 0 a 5 posições nos dados. Desse forma ainda será mantida a aparência de um Y, mas com um ruído aleatório que dá robustez ao modelo treinado. Também, a matriz é achatada em um vetor para simplificar o código. Isso é feito com o seguinte código:</text:span></text:p>
      <text:p text:style-name="P13"/>
      <text:p text:style-name="P3"><text:tab/>y = np.asarray([[1, -1, -1, -1, 1], [1, -1, -1, -1, 1], [-1, 1, 1, 1, -1], [-1, -1, 1, -1, -1], [-1, -1, 1, -1, -1]])</text:p>
      <text:p text:style-name="P3"><text:tab/>y_inv = np.asarray([[-1, -1, 1, -1, -1], [-1, -1, 1, -1, -1], [-1, 1, 1, 1, -1], [1, -1, -1, -1, 1], [1, -1, -1, -1, 1]])</text:p>
      <text:p text:style-name="P3"/>
      <text:p text:style-name="P3"><text:tab/>n_samples = 64</text:p>
      <text:p text:style-name="P3"><text:tab/>dataset_x = np.empty((n_samples, 25))</text:p>
      <text:p text:style-name="P3"><text:tab/>dataset_y = np.empty(n_samples)</text:p>
      <text:p text:style-name="P3"><text:tab/>for i in range(n_samples):</text:p>
      <text:p text:style-name="P3"><text:tab/><text:tab/>if (np.random.randint(2)):</text:p>
      <text:p text:style-name="P3"><text:tab/><text:tab/><text:tab/>cur = np.ndarray.flatten(y)</text:p>
      <text:p text:style-name="P3"><text:tab/><text:tab/><text:tab/>dataset_y[i] = 1</text:p>
      <text:p text:style-name="P3"><text:tab/><text:tab/>else:</text:p>
      <text:p text:style-name="P3"><text:tab/><text:tab/><text:tab/>cur = np.ndarray.flatten(y_inv)</text:p>
      <text:p text:style-name="P3"><text:tab/><text:tab/><text:tab/>dataset_y[i] = -1</text:p>
      <text:p text:style-name="P3"><text:tab/><text:tab/>rand_flip = np.random.randint(25, size=(np.random.randint(6),))</text:p>
      <text:p text:style-name="P3"><text:tab/><text:tab/>cur[rand_flip] *= -1</text:p>
      <text:p text:style-name="P3"><text:tab/><text:tab/>dataset_x[i] = cur</text:p>
      <text:p text:style-name="P3"/>
      <text:p text:style-name="P4"><text:tab/><text:span text:style-name="T2">O Dataset é quebrado em 2 conjuntos, treino e teste, com 80% treino e 20% teste. </text:span><text:span text:style-name="T5">I</text:span><text:span text:style-name="T6">sso é feito com o seguinte código:</text:span></text:p>
      <text:p text:style-name="P11"><text:tab/></text:p>
      <text:p text:style-name="P1"><text:tab/>train_per = 0.8</text:p>
      <text:p text:style-name="P1"><text:tab/>split = int(train_per*dataset_x.shape[0])</text:p>
      <text:p text:style-name="P1"><text:tab/>dataset_x_train = dataset_x[:split]</text:p>
      <text:p text:style-name="P1"><text:tab/>dataset_x_test = dataset_x[split:]</text:p>
      <text:p text:style-name="P1"><text:tab/>dataset_y_train = dataset_y[:split]</text:p>
      <text:p text:style-name="P1"><text:tab/>dataset_y_test = dataset_y[split:]</text:p>
      <text:p text:style-name="P5"/>
      <text:p text:style-name="P9"><text:tab/>Em seguida é inicializado um único neurônio aleatóriamente, com pesos seguindo uma distribuição uniforme entre -0.5 e 0.5. Esse neurônio é treinado no conjunto de treino seguindo o algorítimo da <text:s/>“Regra Delta - LMS” mostrado em sala. O treino para depois de um numero máximo de iterações ter sido atingido, ou do erro estar abaixo de um limite. <text:span text:style-name="T7">Isso é feito com o seguinte código:</text:span></text:p>
      <text:p text:style-name="P10"/>
      <text:p text:style-name="P6"><text:tab/>neuron = np.random.random_sample(26)-0.5</text:p>
      <text:p text:style-name="P6"><text:tab/>neuron = fit(dataset_x_train, dataset_y_train, neuron)</text:p>
      <text:p text:style-name="P8"/>
      <text:p text:style-name="P4"><text:soft-page-break/><text:span text:style-name="T3"><text:tab/>Depois do treino é feita a validação no conjun</text:span><text:span text:style-name="T4">t</text:span><text:span text:style-name="T3">o de teste. </text:span><text:span text:style-name="T5">Isso é feito com o seguinte código:</text:span></text:p>
      <text:p text:style-name="P7"/>
      <text:p text:style-name="P4"><text:span text:style-name="T5"><text:tab/></text:span><text:span text:style-name="T7">acc = 0</text:span></text:p>
      <text:p text:style-name="P2"><text:tab/>for i in range(dataset_x_test.shape[0]):</text:p>
      <text:p text:style-name="P2"><text:tab/><text:tab/>out = forward(dataset_x_test[i], neuron)</text:p>
      <text:p text:style-name="P2"><text:tab/><text:tab/>if(out == dataset_y_test[i]):</text:p>
      <text:p text:style-name="P2"><text:tab/><text:tab/><text:tab/>acc += 1</text:p>
      <text:p text:style-name="P8"/>
      <text:p text:style-name="P8"><text:tab/>Em geral são necessárias apenas 2 iterações para erro 0 no conjunto de treino e 100% de acerto no de teste.</text:p>
      <text:p text:style-name="P8"/>
      <text:p text:style-name="P8"><text:tab/><text:span text:style-name="T8">As funções de treino e execução codificadas foram:</text:span></text:p>
      <text:p text:style-name="P8"/>
      <text:p text:style-name="P8"><text:tab/>def append_one(x):</text:p>
      <text:p text:style-name="P8"><text:tab/><text:tab/>aux = np.ones(x.shape[0]+1)</text:p>
      <text:p text:style-name="P8"><text:tab/><text:tab/>aux[0:x.shape[0]] = x</text:p>
      <text:p text:style-name="P8"/>
      <text:p text:style-name="P8"><text:tab/><text:tab/>return aux</text:p>
      <text:p text:style-name="P8"/>
      <text:p text:style-name="P8"><text:tab/>def thresh(x):</text:p>
      <text:p text:style-name="P8"><text:tab/><text:tab/>if (x &gt; 0):</text:p>
      <text:p text:style-name="P8"><text:tab/><text:tab/><text:tab/>return 1</text:p>
      <text:p text:style-name="P8"><text:tab/><text:tab/>else:</text:p>
      <text:p text:style-name="P8"><text:tab/><text:tab/><text:tab/>return -1</text:p>
      <text:p text:style-name="P8"><text:tab/>def forward(neuron_input, neuron):</text:p>
      <text:p text:style-name="P8"><text:tab/><text:tab/>aux_input = append_one(neuron_input)</text:p>
      <text:p text:style-name="P8"><text:tab/><text:tab/>out = thresh(np.sum(aux_input * neuron))</text:p>
      <text:p text:style-name="P8"/>
      <text:p text:style-name="P8"><text:tab/><text:tab/>return out</text:p>
      <text:p text:style-name="P8"/>
      <text:p text:style-name="P8"><text:tab/>def fit(dataset_x, dataset_y, neuron, thresh=0, eta=0.1, max_it=10000):</text:p>
      <text:p text:style-name="P8"><text:tab/><text:tab/>count = 0</text:p>
      <text:p text:style-name="P8"><text:tab/><text:tab/>error = thresh+1</text:p>
      <text:p text:style-name="P8"><text:tab/><text:tab/>while(error &gt; thresh and count &lt; max_it):</text:p>
      <text:p text:style-name="P8"><text:tab/><text:tab/><text:tab/>error = 0</text:p>
      <text:p text:style-name="P8"><text:tab/><text:tab/><text:tab/>for i in np.arange(dataset_x.shape[0]):</text:p>
      <text:p text:style-name="P8"><text:tab/><text:tab/><text:tab/><text:tab/>out = forward(dataset_x[i], neuron)</text:p>
      <text:p text:style-name="P8"><text:tab/><text:tab/><text:tab/><text:tab/>cur_error = dataset_y[i] - out</text:p>
      <text:p text:style-name="P8"><text:tab/><text:tab/><text:tab/><text:tab/>if (cur_error != 0):</text:p>
      <text:p text:style-name="P8"><text:tab/><text:tab/><text:tab/><text:tab/><text:tab/>error += np.abs(cur_error)</text:p>
      <text:p text:style-name="P8"><text:tab/><text:tab/><text:tab/><text:tab/><text:tab/>neuron = neuron + eta*append_one(dataset_x[i])*cur_error</text:p>
      <text:p text:style-name="P8"/>
      <text:p text:style-name="P8"><text:tab/><text:tab/><text:tab/>error /= dataset_x.shape[0]</text:p>
      <text:p text:style-name="P8"><text:tab/><text:tab/><text:tab/>print("Erro médio iteração " + str(count) + ": " + str(error))</text:p>
      <text:p text:style-name="P8"><text:tab/><text:tab/><text:tab/>count += 1</text:p>
      <text:p text:style-name="P8"/>
      <text:p text:style-name="P8"><text:tab/><text:tab/>return neur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3:27:59.205780900</meta:creation-date>
    <dc:date>2019-08-13T17:04:27.968611666</dc:date>
    <meta:editing-duration>PT32M4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481" meta:character-count="3180" meta:non-whitespace-character-count="2633"/>
  </office:meta>
</office:document-meta>
</file>